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size="10pt" style:font-size-asian="10pt" style:font-size-complex="10pt"/>
    </style:style>
    <style:style style:name="P4" style:family="paragraph" style:parent-style-name="Heading_20_1">
      <style:paragraph-properties fo:text-align="center" style:justify-single-word="false"/>
    </style:style>
    <style:style style:name="P5" style:family="paragraph" style:parent-style-name="Table_20_Contents">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P : Initiation à la réalisation d'objets Visual Basic</text:h>
      <text:p text:style-name="Standard"/>
      <text:p text:style-name="P1">L'objectif de ce TP est de réaliser différents objets dédiés à la mesure, à la commande de procédés physiques via un programme informatique.</text:p>
      <text:p text:style-name="P1">Nous réaliserons un objet de type diode électroluminescente DEL qui pourra être facilement réutilisé<text:note text:id="ftn1" text:note-class="footnote"><text:note-citation>1</text:note-citation><text:note-body><text:p text:style-name="Footnote">Voir la définition du concept de modularité <text:a xlink:type="simple" xlink:href="http://fr.wikipedia.org/wiki/Modularité">http://fr.wikipedia.org/wiki/Modularit%C3%A9</text:a></text:p></text:note-body></text:note> dans d'autres projets.</text:p>
      <text:p text:style-name="P1">Pour se faire nous aborderons différents concepts de la programmation orientée objet (POO) tels que : l'<text:span text:style-name="T1">encapsulation</text:span> de code et l'écriture de <text:span text:style-name="T1">méthodes</text:span> et de <text:span text:style-name="T1">propriétés</text:span> permettant de modifier l'<text:span text:style-name="T1">état</text:span> d'un objet, l'<text:span text:style-name="T1">agrégation</text:span> et l'<text:span text:style-name="T1">héritage</text:span><text:span text:style-name="T2">.</text:span></text:p>
      <text:p text:style-name="P1"/>
      <text:h text:style-name="Heading_20_1" text:outline-level="1">1. Réalisation de la LED grâce à un PictureBox</text:h>
      <text:p text:style-name="P2">Placez un PictureBox Picture1 ainsi que deux CommandButtons cmdAllumer et cmdEteindre sur la feuille principale frmMain de votre projet.</text:p>
      <text:p text:style-name="P2">Ecrivez un programme qui dessine un disque (cercle plein) en rouge vif (vbRed) lorsque l'on clique sur le bouton allumer et en rouge foncé lorsque l'on clique sur le bouton éteindre.</text:p>
      <text:p text:style-name="P2">Remarque : le PictureBox aura une taille de 255x255.</text:p>
      <text:p text:style-name="P2">On obtiendra la couleur rouge foncée à l'aide des composantes rouge-vert-bleu (RGB<text:note text:id="ftn2" text:note-class="footnote"><text:note-citation>2</text:note-citation><text:note-body><text:p text:style-name="Footnote"><text:a xlink:type="simple" xlink:href="http://fr.wikipedia.org/wiki/Rouge_vert_bleu">http://fr.wikipedia.org/wiki/Rouge_vert_bleu</text:a></text:p></text:note-body></text:note>) de la couleur. En Visual Basic 6, une telle couleur est désignée ainsi : &amp;HBBGGRR</text:p>
      <text:p text:style-name="P2">RR composante rouge en hexadécimal de 00 à FF (soit de 0 à 255 en décimal)</text:p>
      <text:p text:style-name="P2">GG composante verte en hexadécimal de 00 à FF (soit de 0 à 255 en décimal)</text:p>
      <text:p text:style-name="P2">BB composante bleue en hexadécimal de 00 à FF (soit de 0 à 255 en décimal)</text:p>
      <text:p text:style-name="P2">On utilisera ainsi pour couleur rouge foncé la constante &amp;H000090</text:p>
      <text:h text:style-name="Heading_20_1" text:outline-level="1">2. Inverser l'état de la LED</text:h>
      <text:p text:style-name="P2">Ajoutez un CommandButton cmdInverser. Ce bouton doit permettre d'allumer la LED si elle était précédemment éteinte et l'éteindre si elle était précédemment allumée.</text:p>
      <text:p text:style-name="P2">On remarque que pour réaliser (proprement) une telle opération il est nécessaire de stocker l'<text:span text:style-name="T1">état</text:span> de la LED (allumée ou éteinte) dans une variable de type « Boolean ». On appelera m_etat cette variable.</text:p>
      <text:p text:style-name="P2">Réalisez une procédure nommée « dessiner » qui dessine la LED en rouge vif ou en rouge foncé en fonction de l'état de la LED.</text:p>
      <text:p text:style-name="P2">Réalisez les procédures « allumer », « eteindre », « inverser ». Dans chaque procédure on modifiera l'état de la LED m_etat et on appelera la procédure « dessiner » à la suite afin de mettre à jour le dessin.</text:p>
      <text:p text:style-name="P2">Les procédures de traitement de l'évènement Click sur chaque bouton (cmdAllumer_Click(), cmdEteindre_Click(), cmdInverser_Click()) devront alors appeler respectivement les procédures personnalisées allumer(), eteindre() et inverser().</text:p>
      <text:p text:style-name="P2">Remarque : on lancera la procédure « dessiner » également lors de l'évènement Form_Activate ou lors de l'événement Paint du PictureBox afin que la LED soit bien dessinée également au lancement du programme.</text:p>
      <text:h text:style-name="Heading_20_1" text:outline-level="1"><text:soft-page-break/>3. Encapsulation du code de la LED et test de la LED dans le projet</text:h>
      <text:p text:style-name="P2">Nous allons maintenant faire en sorte que tout le traitement du fonctionnement de notre LED soit réalisé à l'intérieur d'un nouveau contrôle : on parle alors de « contrôle utilisateur ». Cela permettra d'avoir dans la feuille frmMain le minimum de code possible (juste le traitement des événements Click sur chacun des 3 boutons).</text:p>
      <text:p text:style-name="P2">Dans la fenêtre du projet, faites un clic droit sur le nom de votre projet et cliquez sur Ajouter &gt; Contrôle Utilisateur.</text:p>
      <text:p text:style-name="P2">Notre contrôle utilisateur comporte les éléments suivants :</text:p>
      <text:p text:style-name="P2">- Attribut m_etat (membre)</text:p>
      <text:p text:style-name="P2">+ Méthode allumer()</text:p>
      <text:p text:style-name="P2">+ Méthode eteindre()</text:p>
      <text:p text:style-name="P2">+ Méthode inverser()</text:p>
      <text:p text:style-name="P2"><text:tab/><text:tab/><text:tab/><text:tab/><text:tab/><text:tab/>Diagramme UML<text:note text:id="ftn0" text:note-class="footnote"><text:note-citation>3</text:note-citation><text:note-body><text:p text:style-name="Footnote"><text:a xlink:type="simple" xlink:href="http://fr.wikipedia.org/wiki/Unified_Modeling_Language">http://fr.wikipedia.org/wiki/Unified_Modeling_Language</text:a></text:p></text:note-body></text:note> (Diagramme de la classe<text:note text:id="ftn3" text:note-class="footnote"><text:note-citation>4</text:note-citation><text:note-body><text:p text:style-name="Footnote"><text:a xlink:type="simple" xlink:href="http://fr.wikipedia.org/wiki/Diagramme_de_classes">http://fr.wikipedia.org/wiki/Diagramme_de_classes</text:a></text:p></text:note-body></text:note> LED)</text:p>
      <text:p text:style-name="P2">L'attribut m_etat est une variable de type booléen qui désigne l'état de la LED. Cet attribut est dit « privé » c'est à dire que seule la LED peut y accéder car il est « à l'intérieur » de l'objet sans interface vers l'extérieur (notamment frmMain).</text:p>
      <text:p text:style-name="P2">Les seules possibilités de « communication » de la LED vis à vis de la feuille doivent se faire via les méthode allumer, eteindre et inverser.</text:p>
      <text:p text:style-name="P2">Les propriétés des objets permettant de réaliser la LED ainsi que l'état initial de la LED seront initialisés lors du traitement de l'événement UserControl_Initialize.</text:p>
      <text:p text:style-name="P2">Dans le code de la feuille frmMain on ne devra alors avoir que le traitement de l'événement Click sur chacun des trois boutons :</text:p>
      <table:table table:name="Tableau1" table:style-name="Tableau1">
        <table:table-column table:style-name="Tableau1.A" table:number-columns-repeated="3"/>
        <table:table-row>
          <table:table-cell table:style-name="Tableau1.A1" office:value-type="string">
            <text:p text:style-name="P3">Private Sub cmdAllumer_Click()</text:p>
            <text:p text:style-name="P3"><text:tab/>LED1.allumer</text:p>
            <text:p text:style-name="P3">End Sub</text:p>
          </table:table-cell>
          <table:table-cell table:style-name="Tableau1.A1" office:value-type="string">
            <text:p text:style-name="P5">Private Sub cmdEteindre_Click()</text:p>
            <text:p text:style-name="P5">LED1.eteindre</text:p>
            <text:p text:style-name="P5">End Sub</text:p>
          </table:table-cell>
          <table:table-cell table:style-name="Tableau1.C1" office:value-type="string">
            <text:p text:style-name="P5">Private Sub cmdInverser_Click()</text:p>
            <text:p text:style-name="P5">LED1.inverser</text:p>
            <text:p text:style-name="P5">End Sub</text:p>
          </table:table-cell>
        </table:table-row>
      </table:table>
      <text:p text:style-name="Text_20_body">Remarque : afin de pouvoir placer un contrôle utilisateur sur la feuille principale il faut avoir fermé le code et la</text:p>
      <text:h text:style-name="Heading_20_1" text:outline-level="1">4 Création d'une propriété « Etat » de la LED accessible en écriture</text:h>
      <text:p text:style-name="Text_20_body">Nous souhaitons désormais ajouter sur la feuille frmMain une case à cocher (contrôle CheckBox nommé chkEtatLed) qui permettra également d'allumer ou éteindre la LED lorsque l'on clique dessus.</text:p>
      <text:p text:style-name="Text_20_body">On devra ainsi ajouter sur la feuille frmMain</text:p>
      <text:p text:style-name="Text_20_body">Private Sub chkEtatLed_Click()</text:p>
      <text:p text:style-name="Text_20_body"><text:tab/>LED1.Etat = CBool(chkEtatLed.Value)</text:p>
      <text:p text:style-name="Text_20_body">End Sub</text:p>
      <text:p text:style-name="Text_20_body">Nous voyons donc que nous devons créer une propriété « Etat » et avoir l'accès en écriture sur cette <text:soft-page-break/>propriété. Ajoutez donc dans le code de la LED.</text:p>
      <text:p text:style-name="Text_20_body">Public Property Let Etat(new_etat As Boolean)</text:p>
      <text:p text:style-name="Text_20_body"><text:tab/>m_etat = new_etat</text:p>
      <text:p text:style-name="Text_20_body"><text:tab/>dessiner</text:p>
      <text:p text:style-name="Text_20_body">End Property</text:p>
      <text:p text:style-name="Text_20_body">Ceci permet depuis la feuille de modifier l'état de la LED sans avoir à utiliser les méthodes allumer, éteindre ou inverser.</text:p>
      <text:h text:style-name="Heading_20_1" text:outline-level="1">5. Création d'une propriété « Etat » de la LED accessible en lecture</text:h>
      <text:p text:style-name="Text_20_body">Nous voulons désormais que la case à cocher change d'état (non coché ou coché) en fonction de l'état de la LED (allumée ou éteinte).</text:p>
      <text:p text:style-name="Text_20_body">Nous souhaitons donc créer un événement personnalisé nommé ChangementEtat pour notre LED qui se lance lorsque l'état de la LED change et dans lequel nous réagirions (dans frmMain) ainsi :</text:p>
      <text:p text:style-name="Text_20_body">Private Sub LED1_ChangementEtat()</text:p>
      <text:p text:style-name="Text_20_body">If LED1.Etat Then</text:p>
      <text:p text:style-name="Text_20_body"><text:tab/>chkEtatLed.Value = 1 ' croix</text:p>
      <text:p text:style-name="Text_20_body">Else</text:p>
      <text:p text:style-name="Text_20_body"><text:tab/>chkEtatLed.Value = 0 ' pas de croix</text:p>
      <text:p text:style-name="Text_20_body">End If</text:p>
      <text:p text:style-name="Text_20_body">End Sub</text:p>
      <text:p text:style-name="Text_20_body">Pour se faire il est nécessaire dans le contrôle utilisateur de déclarer ce nouvel événement ainsi :</text:p>
      <text:p text:style-name="Text_20_body">Public Event ChangementEtat()</text:p>
      <text:p text:style-name="Text_20_body">et à chaque changement d'état de la LED lever l'événement via la commande</text:p>
      <text:p text:style-name="Text_20_body">RaiseEvent ChangementEtat</text:p>
      <text:p text:style-name="Text_20_body">Nous voyons en outre dans le code de la feuille que nous lisons la propriété Etat qui désigne l'état de la LED, il faut donc donner accès à cette propriété en lecture depuis l'extérieur de l'objet ; on ajoutera donc dans le code de la LED.</text:p>
      <text:p text:style-name="Text_20_body">Public Property Get Etat() As Boolean</text:p>
      <text:p text:style-name="Text_20_body"><text:tab/>Etat = m_etat</text:p>
      <text:p text:style-name="Text_20_body">End Property</text:p>
      <text:p text:style-name="Text_20_body">Testez votre programme en vérifiant que l'état de la case à cocher est bien toujours le même que celui de la LED.</text:p>
      <text:p text:style-name="Text_20_body">Notre contrôle utilisateur LED est désormais terminé. On peut l'utiliser en incluant le code source (fichier .ctl) dans un autre projet. On peut aussi distribuer ce contrôle sous forme de fichier binaire <text:s/>en recréant un projet « Contrôle ActiveX », en incluant le code de ce composant et en créant un fichier .ocx. Si l'on choisit la distribution sous la forme d'un fichier binaire, il faudra alors réaliser une documentation pour ce composant avec par exemple son diagramme UML. Nous ne réaliserons pas dans ce TP ceci.</text:p>
      <text:p text:style-name="Text_20_body">Améliorations possibles : Ajouter les propriétés « Couleur_ON » et « Couleur_OFF »</text:p>
      <text:p text:style-name="Text_20_body"><text:soft-page-break/>Faire en sorte que Couleur_OFF soit calculé à partir de Couleur_ON, rendre privé Couleur_ON Couleur_OFF et n'accéder qu'à une seule propriété nommée « Couleur »</text:p>
      <text:h text:style-name="Heading_20_1" text:outline-level="1"><text:bookmark text:name="kqoz"/>6. Création d'un bouton poussoir lumineux avec commutation à l'appui</text:h>
      <text:p text:style-name="Text_20_body">Nous souhaitons désormais réaliser un bouton poussoir lumineux avec commutation à l'appui c'est à dire un bouton qui change d'état lorsque l'on appuie dessus. Ce bouton sera basé sur notre contrôle précédent. En programmation objet on parle d'<text:span text:style-name="T1">héritage</text:span>. C'est à dire que notre bouton devra ressembler à notre LED mais pourra avoir en plus des propriétés, des méthodes et des événements complémentaires. Malheureusement en VB6, l'héritage n'existe pas à proprement parler (en VB.Net on hérite d'une classe via le mot clé « extends »). Aussi nous allons recréer un projet et un nouveau contrôle utilisateur nommé « Bouton » dans lequel nous allons copier-coller le code du contrôle utilisateur « Led ».</text:p>
      <text:p text:style-name="Text_20_body">Nous souhaitons réaliser un bouton poussoir lumineux avec commutation à l'appui c'est à dire qui change d'état chaque fois que l'on appuie dessus. Il devra donc réagir à l'événement </text:p>
      <text:p text:style-name="Text_20_body">Private Sub Picture1_MouseDown(Button As Integer, Shift As Integer, X As Single, Y As Single)</text:p>
      <text:p text:style-name="Text_20_body">End Sub</text:p>
      <text:p text:style-name="Text_20_body">Remarque : lorsque l'utilisateur clique avec le bouton gauche de la souris, Button vaut 1.</text:p>
      <text:h text:style-name="Heading_20_1" text:outline-level="1">7. Création d'un bouton poussoir lumineux avec commutation jusqu'au relâchement</text:h>
      <text:p text:style-name="Text_20_body">Réalisez désormais un bouton poussoir avec commutation jusqu'au relâchement c'est à dire un bouton qui change d'état lorsque l'on appuie dessus et qui maintient cet état jusqu'à ce que l'on relâche la pression dessus. Un tel bouton devra donc réagir aux deux événements suivants :</text:p>
      <text:p text:style-name="Text_20_body">Private Sub Picture1_MouseDown(Button As Integer, Shift As Integer, X As Single, Y As Single)</text:p>
      <text:p text:style-name="Text_20_body">End Sub</text:p>
      <text:p text:style-name="Text_20_body">Private Sub Picture1_MouseUp(Button As Integer, Shift As Integer, X As Single, Y As Single)</text:p>
      <text:p text:style-name="Text_20_body">End Sub</text:p>
      <text:p text:style-name="Text_20_body">Améliorations possibles : on peut aussi créer des boutons avec d'autres propriétés mécaniques telles que Commutation au relâchement ; Armement à l'appui ; Armement au relâchement ; Armement jusqu'au relâchement. Labview définit de telles propriétés mécaniques pour les boutons.</text:p>
      <text:h text:style-name="Heading_20_1" text:outline-level="1">8. Création d'un afficheur d'octet - <text:bookmark text:name="nq9i"/>notion d'agrégation et conversion décimal - binaire</text:h>
      <text:p text:style-name="Standard">Nous souhaitons maintenant réaliser un afficheur comportant 8 LED (on utilisera le contrôle utilisateur LED précédemment réalisé). Ce contrôle doit posséder une propriété nommée N stockée dans une donnée membre m_N dans lequel on place un nombre entier sur 8 bits (1 octet). Réalisez un programme qui modifie l'état de chaque LED afin de représenter ce nombre. Les 8 LEDS seront placées dans un contrôle utilisateur AfficheurOctet sous la forme d'un groupe de contrôles et seront accessible via leur index : LED1(index) ; index variant de 0 à 7.</text:p>
      <text:p text:style-name="Standard"/>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creation-date>2008-04-28T14:39:34</meta:creation-date>
    <dc:date>2008-04-28T17:17:00</dc:date>
    <meta:editing-cycles>20</meta:editing-cycles>
    <meta:editing-duration>PT2H36M14S</meta:editing-duration>
    <meta:user-defined meta:name="Info 1"/>
    <meta:user-defined meta:name="Info 2"/>
    <meta:user-defined meta:name="Info 3"/>
    <meta:user-defined meta:name="Info 4"/>
    <meta:document-statistic meta:table-count="1" meta:image-count="0" meta:object-count="0" meta:page-count="4" meta:paragraph-count="97" meta:word-count="1554" meta:character-count="9768"/>
  </office:meta>
</office:document-meta>
</file>